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1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Body_20_Text">
      <style:text-properties officeooo:paragraph-rsid="001d696b"/>
    </style:style>
    <style:style style:name="P2" style:family="paragraph" style:parent-style-name="Heading_20_1_20_FM" style:master-page-name="FM_20_Recto">
      <style:paragraph-properties style:page-number="auto"/>
      <style:text-properties officeooo:paragraph-rsid="001d696b"/>
    </style:style>
    <style:style style:name="T1" style:family="text">
      <style:text-properties officeooo:rsid="05df9a9c"/>
    </style:style>
    <style:style style:name="T2" style:family="text">
      <style:text-properties officeooo:rsid="00de0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auto_bookmark_table_of_contents_1_9"/>Dedication<text:bookmark-end text:name="auto_bookmark_table_of_contents_1_9"/></text:h>
      <text:p text:style-name="P1"><text:span text:style-name="Larger_20_Text">T</text:span>o my loving <text:span text:style-name="T1">spouse</text:span> and partner who supported <text:span text:style-name="T2">me</text:span> and put up with me while I wrote this boo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Serif" svg:font-family="'Noto Serif'" style:font-family-generic="roman"/>
    <style:font-face style:name="Arial Unicode MS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1" svg:font-family="'Noto Sans'" style:font-adornments="Condensed" style:font-family-generic="swiss" style:font-pitch="variable"/>
    <style:font-face style:name="Noto Sans2" svg:font-family="'Noto Sans'" style:font-adornments="Condensed Bold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.0201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1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Body_20_Text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2" fo:font-family="'Noto Sans'" style:font-style-name="Condensed Bold" style:font-family-generic="swiss" style:font-pitch="variable" fo:font-size="20pt" fo:font-style="italic" fo:font-weight="normal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Larger_20_Text" style:display-name="Larger Text" style:family="text">
      <style:text-properties style:use-window-font-color="true" loext:opacity="0%" style:font-name="Noto Serif1" fo:font-family="'Noto Serif'" style:font-style-name="Regular" style:font-family-generic="roman" style:font-pitch="variable" fo:font-size="160%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Body_20_Recto" style:display-name="Body Recto" style:page-layout-name="Mpm2"/>
    <style:master-page style:name="FM_20_Recto" style:display-name="FM Recto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1-29T15:00:42.808400692</meta:creation-date>
    <dc:date>2020-11-29T15:01:15.219080660</dc:date>
    <dc:creator>David Snow</dc:creator>
    <meta:editing-duration>PT32S</meta:editing-duration>
    <meta:editing-cycles>1</meta:editing-cycles>
    <meta:document-statistic meta:table-count="0" meta:image-count="0" meta:object-count="0" meta:page-count="1" meta:paragraph-count="2" meta:word-count="20" meta:character-count="102" meta:non-whitespace-character-count="84"/>
    <meta:generator>LibreOffice/7.0.3.1$MacOSX_X86_64 LibreOffice_project/d7547858d014d4cf69878db179d326fc3483e082</meta:generator>
  </office:meta>
</office:document-meta>
</file>